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60000019A7626820C9205F89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7.18cm" svg:height="6.976cm" svg:x="0.94cm" svg:y="0cm">
          <draw:image xlink:href="Pictures/10000201000001A60000019A7626820C9205F89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8.89cm" fo:page-height="6.9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3T22:00:45.168237210</dc:date>
    <meta:editing-duration>PT1M40S</meta:editing-duration>
    <meta:editing-cycles>1</meta:editing-cycles>
    <meta:document-statistic meta:object-count="1"/>
    <meta:generator>LibreOffice/6.4.7.2$Linux_X86_64 LibreOffice_project/40$Build-2</meta:generator>
  </office:meta>
</office:document-meta>
</file>